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>
  <office:body>
    <office:spreadsheet>
      <table:table table:name="Formats">
        <table:table-row>
          <table:table-cell>
            <text:p>Format</text:p>
          </table:table-cell>
          <table:table-cell>
            <text:p>Type</text:p>
          </table:table-cell>
          <table:table-cell>
            <text:p>Status</text:p>
          </table:table-cell>
        </table:table-row>
        <table:table-row>
          <table:table-cell>
            <text:p>DOCX</text:p>
          </table:table-cell>
          <table:table-cell>
            <text:p>Office</text:p>
          </table:table-cell>
          <table:table-cell>
            <text:p>Done</text:p>
          </table:table-cell>
        </table:table-row>
        <table:table-row>
          <table:table-cell>
            <text:p>ODT</text:p>
          </table:table-cell>
          <table:table-cell>
            <text:p>ODF</text:p>
          </table:table-cell>
          <table:table-cell>
            <text:p>Done</text:p>
          </table:table-cell>
        </table:table-row>
        <table:table-row>
          <table:table-cell>
            <text:p>PDF</text:p>
          </table:table-cell>
          <table:table-cell>
            <text:p>AI</text:p>
          </table:table-cell>
          <table:table-cell>
            <text:p>Done</text:p>
          </table:table-cell>
        </table:table-row>
      </table:table>
      <table:table table:name="Stats">
        <table:table-row>
          <table:table-cell>
            <text:p>Metric</text:p>
          </table:table-cell>
          <table:table-cell>
            <text:p>Value</text:p>
          </table:table-cell>
        </table:table-row>
        <table:table-row>
          <table:table-cell>
            <text:p>Modules</text:p>
          </table:table-cell>
          <table:table-cell>
            <text:p>18</text:p>
          </table:table-cell>
        </table:table-row>
        <table:table-row>
          <table:table-cell>
            <text:p>Contracts</text:p>
          </table:table-cell>
          <table:table-cell>
            <text:p>42</text:p>
          </table:table-cell>
        </table:table-row>
      </table:table>
    </office:spreadsheet>
  </office:body>
</office:document-content>
</file>

<file path=meta.xml><?xml version="1.0" encoding="utf-8"?>
<office:document-meta xmlns:office="urn:oasis:names:tc:opendocument:xmlns:office:1.0" xmlns:dc="http://purl.org/dc/elements/1.1/">
  <office:meta>
    <dc:title>DocParse ODS Test</dc:title>
    <dc:creator>AILANG Team</dc:creator>
    <dc:date>2024-06-15</dc:date>
  </office:meta>
</office:document-meta>
</file>